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1e8" officeooo:paragraph-rsid="00026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equação 12-19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08:33:56.732624300</meta:creation-date>
    <dc:date>2025-09-04T09:50:32.912636600</dc:date>
    <meta:editing-duration>PT1H5M32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25.2.5.2$Windows_X86_64 LibreOffice_project/03d19516eb2e1dd5d4ccd751a0d6f35f35e08022</meta:generator>
  </office:meta>
</office:document-meta>
</file>